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4.4618in" style:rel-column-width="4369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188d84" officeooo:paragraph-rsid="0007ef9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082d65" officeooo:paragraph-rsid="00082d65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officeooo:rsid="000a2c4c" officeooo:paragraph-rsid="000a2c4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0bfe13" officeooo:paragraph-rsid="000bfe1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0e697f" officeooo:paragraph-rsid="000e697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082d65" officeooo:paragraph-rsid="00082d65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rsid="000bfe13" officeooo:paragraph-rsid="000bfe13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rsid="000e697f" officeooo:paragraph-rsid="000e697f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85d95" officeooo:paragraph-rsid="0007ef9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2d65" officeooo:paragraph-rsid="00082d6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85d95" officeooo:paragraph-rsid="0007ef9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4b13" officeooo:paragraph-rsid="0007ef9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normal" officeooo:rsid="00188d84" officeooo:paragraph-rsid="0007ef9c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rsid="0007ef9c" officeooo:paragraph-rsid="0007ef9c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normal" officeooo:rsid="00082d65" officeooo:paragraph-rsid="00082d6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normal" officeooo:rsid="000bfe13" officeooo:paragraph-rsid="000bfe13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07ef9c" officeooo:paragraph-rsid="0007ef9c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082d65" officeooo:paragraph-rsid="00082d65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officeooo:rsid="00082d65" officeooo:paragraph-rsid="00082d65"/>
    </style:style>
    <style:style style:name="P20" style:family="paragraph" style:parent-style-name="Table_20_Contents">
      <style:paragraph-properties fo:text-align="justify" style:justify-single-word="false"/>
    </style:style>
    <style:style style:name="T1" style:family="text">
      <style:text-properties officeooo:rsid="00164b13"/>
    </style:style>
    <style:style style:name="T2" style:family="text">
      <style:text-properties officeooo:rsid="0007ef9c"/>
    </style:style>
    <style:style style:name="T3" style:family="text">
      <style:text-properties officeooo:rsid="00082d6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a2c4c"/>
    </style:style>
    <style:style style:name="T6" style:family="text">
      <style:text-properties officeooo:rsid="000bfe13"/>
    </style:style>
    <style:style style:name="T7" style:family="text">
      <style:text-properties officeooo:rsid="000ce4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A87<text:span text:style-name="T1">6</text:span> – <text:span text:style-name="T2">SOCKETS</text:span></text:p>
      <text:p text:style-name="P14">Objetivo: entender como usar sockets em C</text:p>
      <text:p text:style-name="P11"/>
      <text:p text:style-name="P12">Os programas para esta aula estão na pasta “<text:span text:style-name="T2">sockets</text:span>”</text:p>
      <text:p text:style-name="P11"/>
      <text:p text:style-name="P9">Exercício 1</text:p>
      <text:p text:style-name="P13">Objetivo: <text:span text:style-name="T2">lembrar</text:span> <text:span text:style-name="T2">o que é um cliente e o que é um servidor</text:span></text:p>
      <text:p text:style-name="P1"/>
      <text:p text:style-name="P17">Numa estrutura de rede computacional, as máquinas A, B e C conectam-se, independentemente, à máquina D. As máquinas A, B e C fazem requisições de documentos e a máquina D os fornece.</text:p>
      <text:p text:style-name="P17"/>
      <text:p text:style-name="P17">a) Faça um desenho que mostre essa topologia como um grafo. O que os nós representam? O que as arestas representam?</text:p>
      <text:p text:style-name="P17"/>
      <text:p text:style-name="P17">b) <text:span text:style-name="T3">Identifique quais máquinas são clientes e quais máquinas são servidores.</text:span></text:p>
      <text:p text:style-name="P17"/>
      <text:p text:style-name="P10">Exercício 2</text:p>
      <text:p text:style-name="P15">Objetivo: entender os conceitos de camadas de protocolo</text:p>
      <text:p text:style-name="P2"/>
      <text:p text:style-name="P2">a) Ligue os problemas na tabela abaixo a suas possíveis soluções. Cada problema pode ter mais de uma solução.</text:p>
      <text:p text:style-name="P2">b) Enumere os problemas na ordem em que devem ser resolvidos para implementar um sistema de comunicação estilo <text:span text:style-name="T4">messenger</text:span>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Problemas</text:p>
          </table:table-cell>
          <table:table-cell table:style-name="Table1.B1" office:value-type="string">
            <text:p text:style-name="P18">Soluções</text:p>
          </table:table-cell>
        </table:table-row>
        <table:table-row>
          <table:table-cell table:style-name="Table1.A2" office:value-type="string">
            <text:p text:style-name="P19">Interpretar um comando recebido por um programa </text:p>
          </table:table-cell>
          <table:table-cell table:style-name="Table1.B2" office:value-type="string">
            <text:p text:style-name="P19">Sincronizar o envio de bits com um sinal auxiliar de clock</text:p>
          </table:table-cell>
        </table:table-row>
        <table:table-row>
          <table:table-cell table:style-name="Table1.A2" office:value-type="string">
            <text:p text:style-name="P19">Enviar um byte de uma máquina para outra</text:p>
          </table:table-cell>
          <table:table-cell table:style-name="Table1.B2" office:value-type="string">
            <text:p text:style-name="P19">Atribuir um identificador a cada programa, de tal forma que esse identificador é único dentro da máquina</text:p>
          </table:table-cell>
        </table:table-row>
        <table:table-row>
          <table:table-cell table:style-name="Table1.A2" office:value-type="string">
            <text:p text:style-name="P19">Enviar um bit de uma máquina para outra</text:p>
          </table:table-cell>
          <table:table-cell table:style-name="Table1.B2" office:value-type="string">
            <text:p text:style-name="P19">Definir que cada bit levará X microssegundos para ser transmitido</text:p>
          </table:table-cell>
        </table:table-row>
        <table:table-row>
          <table:table-cell table:style-name="Table1.A2" office:value-type="string">
            <text:p text:style-name="P19">Identificar um programa dentro de uma máquina</text:p>
          </table:table-cell>
          <table:table-cell table:style-name="Table1.B2" office:value-type="string">
            <text:p text:style-name="P19">Atribuir um identificador único a cada máquina</text:p>
          </table:table-cell>
        </table:table-row>
        <table:table-row>
          <table:table-cell table:style-name="Table1.A2" office:value-type="string">
            <text:p text:style-name="P19">Identificar uma máquina em um barramento</text:p>
          </table:table-cell>
          <table:table-cell table:style-name="Table1.B2" office:value-type="string">
            <text:p text:style-name="P19">Definir que 0V significa bit 0 e 5V significa bit 1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19">Definir uma frequência de rádio para bit 0 e outra frequência para bit 1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>Definir uma linguagem (JSON, XML, etc.) para organizar dados.</text:p>
          </table:table-cell>
        </table:table-row>
      </table:table>
      <text:p text:style-name="P2"/>
      <text:p text:style-name="P6">Exercício 3</text:p>
      <text:p text:style-name="P15">Objetivo: <text:span text:style-name="T5">entender os passos necessários para criar um servidor usando socket</text:span></text:p>
      <text:p text:style-name="P2"/>
      <text:p text:style-name="P3">Veja o código-fonte de server.c.</text:p>
      <text:p text:style-name="P3">a) Encontre <text:span text:style-name="T6">a</text:span>s <text:span text:style-name="T6">funções</text:span> socket<text:span text:style-name="T6">()</text:span>, bind<text:span text:style-name="T6">()</text:span>, listen<text:span text:style-name="T6">()</text:span>, <text:span text:style-name="T6">e </text:span>accept<text:span text:style-name="T6">()</text:span>. O que el<text:span text:style-name="T6">a</text:span>s fazem? <text:span text:style-name="T6">O que elas retornam?</text:span></text:p>
      <text:p text:style-name="P3">b) O que acontece se dois processos server tentarem executar simultaneamente? Por que?</text:p>
      <text:p text:style-name="P4">c) Qual é a diferença entre o socket_fd e o connection_fd?</text:p>
      <text:p text:style-name="P4"/>
      <text:p text:style-name="P4"/>
      <text:p text:style-name="P4"/>
      <text:p text:style-name="P7"><text:soft-page-break/>Exercício 4</text:p>
      <text:p text:style-name="P16">Objetivo: entender os passos necessários para criar um cliente usando socket</text:p>
      <text:p text:style-name="P4"/>
      <text:p text:style-name="P4">Veja o código-fonte de client.c.</text:p>
      <text:p text:style-name="P4">a) O que a função connect() faz? Quais são seus parâmetros? O que ela retorna?</text:p>
      <text:p text:style-name="P4">b) No cliente, escrevemos e lemos diretamente do socket_fd, criado pela função socket(). No servidor, escrevemos e lemos de connection_fd, criado pela função accept. Por que isso é necessário?</text:p>
      <text:p text:style-name="P4"/>
      <text:p text:style-name="P7">Exercício 5</text:p>
      <text:p text:style-name="P16">Objetivo: propor uma solução para servidores que suportam diversas conexões</text:p>
      <text:p text:style-name="P4"/>
      <text:p text:style-name="P4">Discuta possíveis soluções que permitam criar um servidor capaz de lidar com múltiplas conexões simultâneas. Que design patterns seriam mais indicados? <text:span text:style-name="T7">Quais problemas aparecerão (race conditions, regiões críticas, riscos de deadlock)? </text:span></text:p>
      <text:p text:style-name="P4"/>
      <text:p text:style-name="P4"/>
      <text:p text:style-name="P8">TAREFA DE CASA (opcional, não vou conferir):</text:p>
      <text:p text:style-name="P5">Implemente e teste a solução que você propôs no exercício 5.</text:p>
      <text:p text:style-name="P5"/>
      <text:p text:style-name="P8">LEITURAS COMPLEMENTARES</text:p>
      <text:p text:style-name="P5">Tutorial on sockets: <text:a xlink:type="simple" xlink:href="http://www.cs.rpi.edu/~moorthy/Courses/os98/Pgms/socket.html" text:style-name="Internet_20_link" text:visited-style-name="Visited_20_Internet_20_Link">http://www.cs.rpi.edu/~moorthy/Courses/os98/Pgms/socket.html</text:a></text:p>
      <text:p text:style-name="P5">(outro) exemplo de cliente servidor: <text:a xlink:type="simple" xlink:href="https://www.binarytides.com/server-client-example-c-sockets-linux/" text:style-name="Internet_20_link" text:visited-style-name="Visited_20_Internet_20_Link">https://www.binarytides.com/server-client-example-c-sockets-linux/</text:a></text:p>
      <text:p text:style-name="P5"/>
      <text:p text:style-name="P5">O problema de fazer cliente-servidor em C é muito comum. Procure no GitHub por mais soluções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24:19.599193955</meta:creation-date>
    <dc:date>2018-05-24T15:59:58.380359756</dc:date>
    <meta:editing-duration>PT6M5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46" meta:word-count="472" meta:character-count="3011" meta:non-whitespace-character-count="2582"/>
  </office:meta>
</office:document-meta>
</file>